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467886"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A6C9EC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C0E4F5" style:repeat-content="false"/>
      <style:paragraph-properties fo:text-align="center"/>
    </style:style>
    <style:style style:name="ce61" style:family="table-cell" style:parent-style-name="Default" style:data-style-name="N51">
      <style:table-cell-properties style:vertical-align="middle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 fo:background-color="#E49EDD" style:repeat-content="false"/>
      <style:paragraph-properties fo:text-align="start" fo:margin-left="0cm"/>
    </style:style>
    <style:style style:name="ce63" style:family="table-cell" style:parent-style-name="Default" style:data-style-name="N51">
      <style:table-cell-properties style:vertical-align="middle" fo:wrap-option="wrap" fo:background-color="#B5E6A2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65" style:family="table-cell" style:parent-style-name="Default" style:data-style-name="N51">
      <style:table-cell-properties style:vertical-align="middle" fo:background-color="#B5E6A2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4.63020833333333cm" style:use-optimal-column-width="true"/>
    </style:style>
    <style:style style:name="co19" style:family="table-column">
      <style:table-column-properties fo:break-before="auto" style:column-width="4.445cm"/>
    </style:style>
    <style:style style:name="co20" style:family="table-column">
      <style:table-column-properties fo:break-before="auto" style:column-width="1.508125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面積/体積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TriangleAreaSSS" table:formula="of:= HYPERLINK(&quot;#'TriangleArea'!A1&quot;; &quot;TriangleAreaSSS&quot;)" table:style-name="ce4">
            <text:p>TriangleAreaSSS</text:p>
          </table:table-cell>
          <table:table-cell office:value-type="string" table:style-name="ce3">
            <text:p>3辺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SAS" table:formula="of:= HYPERLINK(&quot;#'TriangleArea'!A1&quot;; &quot;TriangleAreaSAS&quot;)" table:style-name="ce4">
            <text:p>TriangleAreaSAS</text:p>
          </table:table-cell>
          <table:table-cell office:value-type="string" table:style-name="ce3">
            <text:p>2辺とその間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ASA" table:formula="of:= HYPERLINK(&quot;#'TriangleArea'!A1&quot;; &quot;TriangleAreaASA&quot;)" table:style-name="ce4">
            <text:p>TriangleAreaASA</text:p>
          </table:table-cell>
          <table:table-cell office:value-type="string" table:style-name="ce3">
            <text:p>1辺とその両端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ectionVolume" table:formula="of:=HYPERLINK(&quot;#'SectionVolume'!A1&quot;; &quot;SectionVolume&quot;)" table:style-name="ce4">
            <text:p>SectionVolume</text:p>
          </table:table-cell>
          <table:table-cell office:value-type="string" table:style-name="ce3">
            <text:p>SP断面から体積を計算 (平均断面法、プリスモイダル法、戸田式補正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4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Words" table:formula="of:=HYPERLINK(&quot;#'SmartText'!A1&quot;; &quot;Words&quot;)" table:style-name="ce4">
            <text:p>Words</text:p>
          </table:table-cell>
          <table:table-cell office:value-type="string" table:style-name="ce3">
            <text:p>スペースで区切られた文字を分割して取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NumberToColumn" table:formula="of:=HYPERLINK(&quot;#'NumberToColumn'!A1&quot;; &quot;NumberToColumn&quot;)" table:style-name="ce4">
            <text:p>NumberToColumn</text:p>
          </table:table-cell>
          <table:table-cell office:value-type="string" table:style-name="ce3">
            <text:p>数字を、エクセルCOLUMNに対応した文字列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olumnToNumber" table:formula="of:=HYPERLINK(&quot;#'NumberToColumn'!A1&quot;; &quot;ColumnToNumber&quot;)" table:style-name="ce4">
            <text:p>ColumnToNumber</text:p>
          </table:table-cell>
          <table:table-cell office:value-type="string" table:style-name="ce3">
            <text:p>エクセルCOLUMNに対応した文字列を、数字に変換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[検索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ClosestIndex" table:formula="of:=HYPERLINK(&quot;#'ClosestIndex'!A1&quot;; &quot;ClosestIndex&quot;)" table:style-name="ce4">
            <text:p>ClosestIndex</text:p>
          </table:table-cell>
          <table:table-cell office:value-type="string" table:style-name="ce3">
            <text:p>しきい値に一番近い値のインデックス番号を返す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TriangleArea" table:style-name="ta1">
        <table:table-column table:style-name="co1" table:number-columns-repeated="7" table:default-cell-style-name="ce5"/>
        <table:table-column table:style-name="co12" table:default-cell-style-name="ce5"/>
        <table:table-column table:style-name="co1" table:number-columns-repeated="16376" table:default-cell-style-name="ce5"/>
        <table:table-row table:style-name="ro6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6" table:style-name="ce5"/>
          <table:table-cell office:value-type="string" table:style-name="ce51">
            <text:p>TriangleArea</text:p>
          </table:table-cell>
          <table:table-cell table:number-columns-repeated="16376" table:style-name="ce5"/>
        </table:table-row>
        <table:table-row table:style-name="ro6">
          <table:table-cell table:style-name="ce5"/>
          <table:table-cell office:value-type="string" table:style-name="ce34">
            <text:p>A</text:p>
          </table:table-cell>
          <table:table-cell office:value-type="string" table:style-name="ce34">
            <text:p>B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A-B</text:p>
          </table:table-cell>
          <table:table-cell office:value-type="string" table:style-name="ce34">
            <text:p>B-C</text:p>
          </table:table-cell>
          <table:table-cell office:value-type="string" table:style-name="ce34">
            <text:p>A-C</text:p>
          </table:table-cell>
          <table:table-cell office:value-type="string" table:style-name="ce59">
            <text:p>SSS</text:p>
          </table:table-cell>
          <table:table-cell office:value-type="string" table:style-name="ce59">
            <text:p>SAS</text:p>
          </table:table-cell>
          <table:table-cell office:value-type="string" table:style-name="ce59">
            <text:p>ASA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.4142135623730951" table:formula="of:=SQRT(2)" table:style-name="ce5">
            <text:p>1.414213562</text:p>
          </table:table-cell>
          <table:table-cell office:value-type="float" office:value="90" table:formula="of:=180 - [.F3:.F5] - [.G3:.G5]" table:number-matrix-columns-spanned="1" table:number-matrix-rows-spanned="3" table:style-name="ce60">
            <text:p>90</text:p>
          </table:table-cell>
          <table:table-cell office:value-type="float" office:value="45" table:formula="of:=DEGREES(ATAN([.B3:.B5]/[.C3:.C5]))" table:number-matrix-columns-spanned="1" table:number-matrix-rows-spanned="3" table:style-name="ce60">
            <text:p>45</text:p>
          </table:table-cell>
          <table:table-cell office:value-type="float" office:value="45" table:formula="of:=DEGREES(ATAN([.C3:.C5]/[.B3:.B5]))" table:number-matrix-columns-spanned="1" table:number-matrix-rows-spanned="3" table:style-name="ce60">
            <text:p>45</text:p>
          </table:table-cell>
          <table:table-cell office:value-type="float" office:value="0.49999999999999983" table:number-matrix-columns-spanned="1" table:number-matrix-rows-spanned="3" table:style-name="ce26">
            <text:p>0.5</text:p>
          </table:table-cell>
          <table:table-cell office:value-type="float" office:value="0.5" table:number-matrix-columns-spanned="1" table:number-matrix-rows-spanned="3" table:style-name="ce26">
            <text:p>0.5</text:p>
          </table:table-cell>
          <table:table-cell office:value-type="float" office:value="0.49999999999999994" table:number-matrix-columns-spanned="1" table:number-matrix-rows-spanned="3" table:style-name="ce26">
            <text:p>0.5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7320508075688772" table:formula="of:=SQRT(3)" table:style-name="ce5">
            <text:p>1.73205080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float" office:value="30.000000000000004" table:style-name="ce5">
            <text:p>30</text:p>
          </table:table-cell>
          <table:table-cell office:value-type="float" office:value="59.999999999999993" table:style-name="ce5">
            <text:p>60</text:p>
          </table:table-cell>
          <table:table-cell office:value-type="float" office:value="0.86602540378443804" table:style-name="ce5">
            <text:p>0.866025404</text:p>
          </table:table-cell>
          <table:table-cell office:value-type="float" office:value="0.8660254037844386" table:style-name="ce5">
            <text:p>0.866025404</text:p>
          </table:table-cell>
          <table:table-cell office:value-type="float" office:value="0.86602540378443849" table:style-name="ce5">
            <text:p>0.866025404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0" table:style-name="ce5">
            <text:p>90</text:p>
          </table:table-cell>
          <table:table-cell office:value-type="float" office:value="36.86989764584402" table:style-name="ce5">
            <text:p>36.86989765</text:p>
          </table:table-cell>
          <table:table-cell office:value-type="float" office:value="53.13010235415598" table:style-name="ce5">
            <text:p>53.1301023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.9999999999999982" table:style-name="ce5">
            <text:p>6</text:p>
          </table:table-cell>
          <table:table-cell table:number-columns-repeated="16374"/>
        </table:table-row>
        <table:table-row table:number-rows-repeated="1048571" table:style-name="ro6">
          <table:table-cell table:number-columns-repeated="16384"/>
        </table:table-row>
      </table:table>
      <table:table table:name="SectionVolume" table:style-name="ta1">
        <table:table-column table:style-name="co1" table:default-cell-style-name="ce51"/>
        <table:table-column table:style-name="co13" table:number-columns-repeated="2" table:default-cell-style-name="ce51"/>
        <table:table-column table:style-name="co14" table:default-cell-style-name="ce51"/>
        <table:table-column table:style-name="co14" table:default-cell-style-name="ce61"/>
        <table:table-column table:style-name="co14" table:default-cell-style-name="ce51"/>
        <table:table-column table:style-name="co14" table:default-cell-style-name="ce61"/>
        <table:table-column table:style-name="co14" table:number-columns-repeated="4" table:default-cell-style-name="ce51"/>
        <table:table-column table:style-name="co1" table:number-columns-repeated="16373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3"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style-name="ro5">
          <table:table-cell table:style-name="ce27"/>
          <table:table-cell table:number-columns-repeated="3" table:style-name="ce51"/>
          <table:table-cell table:style-name="ce61"/>
          <table:table-cell office:value-type="string" table:style-name="ce51">
            <text:p>Alpha = 0.2</text:p>
          </table:table-cell>
          <table:table-cell table:style-name="ce61"/>
          <table:table-cell table:number-columns-repeated="2" table:style-name="ce51"/>
          <table:table-cell office:value-type="string" table:style-name="ce51">
            <text:p>Alpha = 0.2</text:p>
          </table:table-cell>
          <table:table-cell table:number-columns-repeated="16374" table:style-name="ce51"/>
        </table:table-row>
        <table:table-row table:style-name="ro5">
          <table:table-cell table:style-name="ce51"/>
          <table:table-cell office:value-type="string" table:style-name="ce52">
            <text:p>SP</text:p>
          </table:table-cell>
          <table:table-cell office:value-type="string" table:style-name="ce52">
            <text:p>A</text:p>
          </table:table-cell>
          <table:table-cell office:value-type="string" table:style-name="ce62">
            <text:p>Avg Ex</text:p>
          </table:table-cell>
          <table:table-cell office:value-type="float" office:value="87500" table:formula="of:= SUM(COM.MICROSOFT.DROP(COM.MICROSOFT.ANCHORARRAY([.D4]);;1))" table:style-name="ce63">
            <text:p>87,500.00<text:s/></text:p>
          </table:table-cell>
          <table:table-cell office:value-type="string" table:style-name="ce62">
            <text:p>Avg Ex</text:p>
          </table:table-cell>
          <table:table-cell office:value-type="float" office:value="86500" table:formula="of:=SUM(COM.MICROSOFT.DROP(COM.MICROSOFT.ANCHORARRAY([.F4]);; 1))" table:style-name="ce65">
            <text:p>86,500.00<text:s/></text:p>
          </table:table-cell>
          <table:table-cell office:value-type="string" table:style-name="ce64">
            <text:p>Prismoidal</text:p>
          </table:table-cell>
          <table:table-cell office:value-type="float" office:value="88083.333333333328" table:formula="of:=SUM(COM.MICROSOFT.DROP(COM.MICROSOFT.ANCHORARRAY([.H4]);;1))" table:style-name="ce55">
            <text:p>88083.33333</text:p>
          </table:table-cell>
          <table:table-cell office:value-type="string" table:style-name="ce64">
            <text:p>Prismoidal Ex</text:p>
          </table:table-cell>
          <table:table-cell office:value-type="float" office:value="87083.333333333328" table:formula="of:= SUM(COM.MICROSOFT.DROP(COM.MICROSOFT.ANCHORARRAY([.J4]);;1))" table:style-name="ce55">
            <text:p>8708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300" table:style-name="ce51">
            <text:p>300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500" table:style-name="ce61">
            <text:p>14,500.00<text:s/>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300" table:style-name="ce61">
            <text:p>14,300.00<text:s/>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6833.333333333332" table:style-name="ce51">
            <text:p>268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50" table:style-name="ce51">
            <text:p>50</text:p>
          </table:table-cell>
          <table:table-cell office:value-type="float" office:value="280" table:style-name="ce51">
            <text:p>280</text:p>
          </table:table-cell>
          <table:table-cell office:value-type="float" office:value="50" table:style-name="ce51">
            <text:p>50</text:p>
          </table:table-cell>
          <table:table-cell office:value-type="float" office:value="13250" table:style-name="ce61">
            <text:p>13,250.00<text:s/></text:p>
          </table:table-cell>
          <table:table-cell office:value-type="float" office:value="50" table:style-name="ce51">
            <text:p>50</text:p>
          </table:table-cell>
          <table:table-cell office:value-type="float" office:value="12950" table:style-name="ce61">
            <text:p>12,9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21166.666666666664" table:style-name="ce51">
            <text:p>21166.66667</text:p>
          </table:table-cell>
          <table:table-cell office:value-type="float" office:value="100" table:style-name="ce51">
            <text:p>100</text:p>
          </table:table-cell>
          <table:table-cell office:value-type="float" office:value="20566.666666666664" table:style-name="ce51">
            <text:p>20566.66667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00" table:style-name="ce51">
            <text:p>100</text:p>
          </table:table-cell>
          <table:table-cell office:value-type="float" office:value="250" table:style-name="ce51">
            <text:p>250</text:p>
          </table:table-cell>
          <table:table-cell office:value-type="float" office:value="100" table:style-name="ce51">
            <text:p>1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10750" table:style-name="ce61">
            <text:p>10,75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200" table:style-name="ce51">
            <text:p>200</text:p>
          </table:table-cell>
          <table:table-cell office:value-type="float" office:value="28433.333333333332" table:style-name="ce51">
            <text:p>284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50" table:style-name="ce51">
            <text:p>150</text:p>
          </table:table-cell>
          <table:table-cell office:value-type="float" office:value="200" table:style-name="ce51">
            <text:p>200</text:p>
          </table:table-cell>
          <table:table-cell office:value-type="float" office:value="150" table:style-name="ce51">
            <text:p>150</text:p>
          </table:table-cell>
          <table:table-cell office:value-type="float" office:value="10500" table:style-name="ce61">
            <text:p>10,500.00<text:s/></text:p>
          </table:table-cell>
          <table:table-cell office:value-type="float" office:value="150" table:style-name="ce51">
            <text:p>150</text:p>
          </table:table-cell>
          <table:table-cell office:value-type="float" office:value="10700" table:style-name="ce61">
            <text:p>10,70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200" table:style-name="ce51">
            <text:p>200</text:p>
          </table:table-cell>
          <table:table-cell office:value-type="float" office:value="220" table:style-name="ce51">
            <text:p>220</text:p>
          </table:table-cell>
          <table:table-cell office:value-type="float" office:value="200" table:style-name="ce51">
            <text:p>200</text:p>
          </table:table-cell>
          <table:table-cell office:value-type="float" office:value="13000" table:style-name="ce61">
            <text:p>13,00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13800" table:style-name="ce61">
            <text:p>13,80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13750" table:style-name="ce61">
            <text:p>13,750.00<text:s/></text:p>
          </table:table-cell>
          <table:table-cell office:value-type="float" office:value="250" table:style-name="ce51">
            <text:p>250</text:p>
          </table:table-cell>
          <table:table-cell office:value-type="float" office:value="13250" table:style-name="ce61">
            <text:p>13,2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0750" table:style-name="ce61">
            <text:p>10,7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50" table:style-name="ce51">
            <text:p>350</text:p>
          </table:table-cell>
          <table:table-cell office:value-type="float" office:value="200" table:style-name="ce51">
            <text:p>200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number-rows-repeated="1048565" table:style-name="ro5">
          <table:table-cell table:number-columns-repeated="16384"/>
        </table:table-row>
      </table:table>
      <table:table table:name="Curve" table:style-name="ta1"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12"/>
        <table:table-column table:style-name="co17" table:number-columns-repeated="5" table:default-cell-style-name="ce13"/>
        <table:table-column table:style-name="co15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7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1" table:number-columns-repeated="16370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5" table:style-name="ce1"/>
          <table:table-cell office:value-type="string" table:style-name="ce1">
            <text:p>SmartJoin</text:p>
          </table:table-cell>
          <table:table-cell table:number-columns-repeated="2" table:style-name="ce1"/>
          <table:table-cell office:value-type="string" table:style-name="ce1">
            <text:p>Word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style-name="ce1"/>
          <table:table-cell office:value-type="string" table:style-name="ce41">
            <text:p><text:s text:c="3"/>a　い う　 え　お　<text:s/></text:p>
          </table:table-cell>
          <table:table-cell office:value-type="string" office:string-value="a" table:number-matrix-columns-spanned="5" table:number-matrix-rows-spanned="1" table:style-name="ce29">
            <text:p>a</text:p>
          </table:table-cell>
          <table:table-cell office:value-type="string" office:string-value="い" table:style-name="ce1">
            <text:p>い</text:p>
          </table:table-cell>
          <table:table-cell office:value-type="string" office:string-value="う" table:style-name="ce1">
            <text:p>う</text:p>
          </table:table-cell>
          <table:table-cell office:value-type="string" office:string-value="え" table:style-name="ce1">
            <text:p>え</text:p>
          </table:table-cell>
          <table:table-cell office:value-type="string" office:string-value="お" table:style-name="ce1">
            <text:p>お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table:number-columns-repeated="6" table:style-name="ce68"/>
          <table:table-cell table:style-name="ce1"/>
          <table:table-cell office:value-type="string" table:style-name="ce1">
            <text:p>か　き ku け k o</text:p>
          </table:table-cell>
          <table:table-cell office:value-type="string" office:string-value="か" table:number-matrix-columns-spanned="6" table:number-matrix-rows-spanned="1" table:style-name="ce29">
            <text:p>か</text:p>
          </table:table-cell>
          <table:table-cell office:value-type="string" office:string-value="き" table:style-name="ce1">
            <text:p>き</text:p>
          </table:table-cell>
          <table:table-cell office:value-type="string" office:string-value="ku" table:style-name="ce1">
            <text:p>ku</text:p>
          </table:table-cell>
          <table:table-cell office:value-type="string" office:string-value="け" table:style-name="ce1">
            <text:p>け</text:p>
          </table:table-cell>
          <table:table-cell office:value-type="string" office:string-value="k" table:style-name="ce1">
            <text:p>k</text:p>
          </table:table-cell>
          <table:table-cell office:value-type="string" office:string-value="o" table:style-name="ce1">
            <text:p>o</text:p>
          </table:table-cell>
          <table:table-cell table:number-columns-repeated="16369"/>
        </table:table-row>
        <table:table-row table:style-name="ro1">
          <table:table-cell table:number-columns-repeated="6" table:style-name="ce1"/>
          <table:table-cell office:value-type="string" table:style-name="ce1">
            <text:p>SmartSplit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2" table:style-name="ce1"/>
          <table:table-cell table:style-name="ce49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umberToColumn" table:style-name="ta1">
        <table:table-column table:style-name="co1" table:number-columns-repeated="16384" table:default-cell-style-name="ce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5">
          <table:table-cell table:style-name="ce1"/>
          <table:table-cell office:value-type="string" table:style-name="ce67">
            <text:p>num</text:p>
          </table:table-cell>
          <table:table-cell office:value-type="string" table:style-name="ce67">
            <text:p>Col</text:p>
          </table:table-cell>
          <table:table-cell office:value-type="string" table:style-name="ce41">
            <text:p>スカラー</text:p>
          </table:table-cell>
          <table:table-cell office:value-type="string" table:style-name="ce41">
            <text:p>MAP</text:p>
          </table:table-cell>
          <table:table-cell office:value-type="string" table:style-name="ce41">
            <text:p>逆変換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1" table:style-name="ce66">
            <text:p>1</text:p>
          </table:table-cell>
          <table:table-cell office:value-type="string" table:style-name="ce66">
            <text:p>A</text:p>
          </table:table-cell>
          <table:table-cell office:value-type="string" office:string-value="A" table:number-matrix-columns-spanned="1" table:number-matrix-rows-spanned="1" table:style-name="ce29">
            <text:p>A</text:p>
          </table:table-cell>
          <table:table-cell office:value-type="string" office:string-value="A" table:formula="of:= COM.MICROSOFT.MAP([.B3:.B10]; COM.MICROSOFT.LAMBDA(_xlpm.Num; COM.MICROSOFT.LET(&#10;  _xlpm.L; INT(LOG(_xlpm.Num * 25 + 1; 26));&#10;  _xlpm.Keys; COM.MICROSOFT.MAP(COM.MICROSOFT.SEQUENCE(_xlpm.L); COM.MICROSOFT.LAMBDA(_xlpm.i; COM.MICROSOFT.LET(&#10;    _xlpm.T; COM.MICROSOFT.REDUCE(_xlpm.Num; COM.MICROSOFT.SEQUENCE(_xlpm.i); COM.MICROSOFT.LAMBDA(_xlpm.R;_xlpm.j; IF(_xlpm.j = 1; _xlpm.R; INT((_xlpm.R - 1) / 26))));&#10;    CHAR(65 + MOD(_xlpm.T - 1; 26))&#10;  )));&#10;  COM.MICROSOFT.REDUCE(&quot;&quot;; _xlpm.Keys; COM.MICROSOFT.LAMBDA(_xlpm.R;_xlpm.Key; _xlpm.Key &amp; _xlpm.R))&#10;)))" table:number-matrix-columns-spanned="1" table:number-matrix-rows-spanned="8" table:style-name="ce29">
            <text:p>A</text:p>
          </table:table-cell>
          <table:table-cell office:value-type="float" office:value="1" table:formula="of:=COM.MICROSOFT.MAP(COM.MICROSOFT.ANCHORARRAY([.E3]); COM.MICROSOFT.LAMBDA(_xlpm.Str; COM.MICROSOFT.LET(&#10;  _xlpm.L; LEN(_xlpm.Str);&#10;  _xlpm.Codes; COM.MICROSOFT.MAP(COM.MICROSOFT.SEQUENCE(_xlpm.L); COM.MICROSOFT.LAMBDA(_xlpm.i; CODE(MID(_xlpm.Str; _xlpm.i; 1)) - 64));&#10;  COM.MICROSOFT.REDUCE(0; COM.MICROSOFT.SEQUENCE(_xlpm.L); COM.MICROSOFT.LAMBDA(_xlpm.R;_xlpm.i; _xlpm.R * 26 + INDEX(_xlpm.Codes; _xlpm.i)))&#10;)))" table:number-matrix-columns-spanned="1" table:number-matrix-rows-spanned="8" table:style-name="ce25">
            <text:p>1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" table:style-name="ce66">
            <text:p>2</text:p>
          </table:table-cell>
          <table:table-cell office:value-type="string" table:style-name="ce66">
            <text:p>B</text:p>
          </table:table-cell>
          <table:table-cell office:value-type="string" office:string-value="B" table:number-matrix-columns-spanned="1" table:number-matrix-rows-spanned="1" table:style-name="ce29">
            <text:p>B</text:p>
          </table:table-cell>
          <table:table-cell office:value-type="string" office:string-value="B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6" table:style-name="ce66">
            <text:p>26</text:p>
          </table:table-cell>
          <table:table-cell office:value-type="string" table:style-name="ce66">
            <text:p>Z</text:p>
          </table:table-cell>
          <table:table-cell office:value-type="string" office:string-value="Z" table:number-matrix-columns-spanned="1" table:number-matrix-rows-spanned="1" table:style-name="ce29">
            <text:p>Z</text:p>
          </table:table-cell>
          <table:table-cell office:value-type="string" office:string-value="Z" table:style-name="ce1">
            <text:p>Z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7" table:style-name="ce66">
            <text:p>27</text:p>
          </table:table-cell>
          <table:table-cell office:value-type="string" table:style-name="ce66">
            <text:p>AA</text:p>
          </table:table-cell>
          <table:table-cell office:value-type="string" office:string-value="AA" table:number-matrix-columns-spanned="1" table:number-matrix-rows-spanned="1" table:style-name="ce29">
            <text:p>AA</text:p>
          </table:table-cell>
          <table:table-cell office:value-type="string" office:string-value="AA" table:style-name="ce1">
            <text:p>AA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8" table:style-name="ce66">
            <text:p>28</text:p>
          </table:table-cell>
          <table:table-cell office:value-type="string" table:style-name="ce66">
            <text:p>AB</text:p>
          </table:table-cell>
          <table:table-cell office:value-type="string" office:string-value="AB" table:number-matrix-columns-spanned="1" table:number-matrix-rows-spanned="1" table:style-name="ce29">
            <text:p>AB</text:p>
          </table:table-cell>
          <table:table-cell office:value-type="string" office:string-value="AB" table:style-name="ce1">
            <text:p>AB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2" table:style-name="ce66">
            <text:p>702</text:p>
          </table:table-cell>
          <table:table-cell office:value-type="string" table:style-name="ce66">
            <text:p>ZZ</text:p>
          </table:table-cell>
          <table:table-cell office:value-type="string" office:string-value="ZZ" table:number-matrix-columns-spanned="1" table:number-matrix-rows-spanned="1" table:style-name="ce29">
            <text:p>ZZ</text:p>
          </table:table-cell>
          <table:table-cell office:value-type="string" office:string-value="ZZ" table:style-name="ce1">
            <text:p>ZZ</text:p>
          </table:table-cell>
          <table:table-cell office:value-type="float" office:value="702" table:style-name="ce1">
            <text:p>70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3" table:style-name="ce66">
            <text:p>703</text:p>
          </table:table-cell>
          <table:table-cell office:value-type="string" table:style-name="ce66">
            <text:p>AAA</text:p>
          </table:table-cell>
          <table:table-cell office:value-type="string" office:string-value="AAA" table:number-matrix-columns-spanned="1" table:number-matrix-rows-spanned="1" table:style-name="ce29">
            <text:p>AAA</text:p>
          </table:table-cell>
          <table:table-cell office:value-type="string" office:string-value="AAA" table:style-name="ce1">
            <text:p>AAA</text:p>
          </table:table-cell>
          <table:table-cell office:value-type="float" office:value="703" table:style-name="ce1">
            <text:p>703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4" table:style-name="ce66">
            <text:p>704</text:p>
          </table:table-cell>
          <table:table-cell office:value-type="string" table:style-name="ce66">
            <text:p>AAB</text:p>
          </table:table-cell>
          <table:table-cell office:value-type="string" office:string-value="AAB" table:number-matrix-columns-spanned="1" table:number-matrix-rows-spanned="1" table:style-name="ce29">
            <text:p>AAB</text:p>
          </table:table-cell>
          <table:table-cell office:value-type="string" office:string-value="AAB" table:style-name="ce1">
            <text:p>AAB</text:p>
          </table:table-cell>
          <table:table-cell office:value-type="float" office:value="704" table:style-name="ce1">
            <text:p>704</text:p>
          </table:table-cell>
          <table:table-cell table:number-columns-repeated="16378"/>
        </table:table-row>
        <table:table-row table:number-rows-repeated="1048566" table:style-name="ro5">
          <table:table-cell table:number-columns-repeated="16384"/>
        </table:table-row>
      </table:table>
      <table:table table:name="ClosestIndex" table:style-name="ta1">
        <table:table-column table:style-name="co21" table:number-columns-repeated="2" table:default-cell-style-name="ce1"/>
        <table:table-column table:style-name="co22" table:default-cell-style-name="ce1"/>
        <table:table-column table:style-name="co21" table:number-columns-repeated="16381" table:default-cell-style-name="ce1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41">
            <text:p>Values</text:p>
          </table:table-cell>
          <table:table-cell office:value-type="string" table:style-name="ce41">
            <text:p>Threshold</text:p>
          </table:table-cell>
          <table:table-cell office:value-type="string" table:style-name="ce41">
            <text:p>Index</text:p>
          </table:table-cell>
          <table:table-cell office:value-type="string" table:style-name="ce41">
            <text:p>Valu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8" table:formula="of:= INT(RAND()*100)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11" table:number-matrix-columns-spanned="1" table:number-matrix-rows-spanned="1" table:style-name="ce25">
            <text:p>11</text:p>
          </table:table-cell>
          <table:table-cell office:value-type="float" office:value="47" table:formula="of:=OFFSET([.B2]; [.D3]; 0)" table:style-name="ce1">
            <text:p>47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7" table:formula="of:= INT(RAND()*100)" table:style-name="ce1">
            <text:p>67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43" table:formula="of:= INT(RAND()*100)" table:style-name="ce1">
            <text:p>43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3" table:formula="of:= INT(RAND()*100)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66" table:formula="of:= INT(RAND()*100)" table:style-name="ce1">
            <text:p>66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61" table:formula="of:= INT(RAND()*100)" table:style-name="ce1">
            <text:p>61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4" table:formula="of:= INT(RAND()*100)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34" table:formula="of:= INT(RAND()*100)" table:style-name="ce1">
            <text:p>34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39" table:formula="of:= INT(RAND()*100)" table:style-name="ce1">
            <text:p>39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40" table:formula="of:= INT(RAND()*100)" table:style-name="ce1">
            <text:p>40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47" table:formula="of:= INT(RAND()*100)" table:style-name="ce1">
            <text:p>47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69" table:formula="of:= INT(RAND()*100)" table:style-name="ce1">
            <text:p>69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9" table:formula="of:= INT(RAND()*100)" table:style-name="ce1">
            <text:p>9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81" table:formula="of:= INT(RAND()*100)" table:style-name="ce1">
            <text:p>81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76" table:formula="of:= INT(RAND()*100)" table:style-name="ce1">
            <text:p>7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" table:formula="of:= INT(RAND()*100)" table:style-name="ce1">
            <text:p>1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98" table:formula="of:= INT(RAND()*100)" table:style-name="ce1">
            <text:p>98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3" table:formula="of:= INT(RAND()*100)" table:style-name="ce1">
            <text:p>13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94" table:formula="of:= INT(RAND()*100)" table:style-name="ce1">
            <text:p>94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90" table:formula="of:= INT(RAND()*100)" table:style-name="ce1">
            <text:p>9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6" table:formula="of:= INT(RAND()*100)" table:style-name="ce1">
            <text:p>1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88" table:formula="of:= INT(RAND()*100)" table:style-name="ce1">
            <text:p>88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57" table:formula="of:= INT(RAND()*100)" table:style-name="ce1">
            <text:p>57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6" table:formula="of:= INT(RAND()*100)" table:style-name="ce1">
            <text:p>2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86" table:formula="of:= INT(RAND()*100)" table:style-name="ce1">
            <text:p>8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9" table:formula="of:= INT(RAND()*100)" table:style-name="ce1">
            <text:p>39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2" table:formula="of:= INT(RAND()*100)" table:style-name="ce1">
            <text:p>22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7" table:formula="of:= INT(RAND()*100)" table:style-name="ce1">
            <text:p>7</text:p>
          </table:table-cell>
          <table:table-cell table:number-columns-repeated="16382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number:number-style style:name="N51P0">
      <number:number number:decimal-places="2" number:min-decimal-places="2" number:min-integer-digits="1" number:grouping="true"/>
      <number:text> </number:text>
    </number:number-style>
    <number:number-style style:name="N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1P0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2-22T11:26:13Z</dc:date>
  </office:meta>
</office:document-meta>
</file>